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ONSORCIO AGROVETERINARIO LAS VIOLETAS S.A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IQT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56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BB</text:span></text:p>
            <text:p text:style-name="P7">Cant.Cajas(Ped 1):<text:span text:style-name="T4">56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9T16:09:5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